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3"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4" style:family="paragraph" style:parent-style-name="Standard">
      <style:paragraph-properties fo:line-height="150%" fo:text-align="justify" style:justify-single-word="false"/>
      <style:text-properties style:font-name="Bitstream Vera San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3">O autor segue para uma análise em que transforma um assunto atual em tema científico: o fenômeno das rádios livres italianas é destrinchado pelo autor que demonstra como se deveria proceder na delimitação do tema e na escolha dos mecanismos metodológicos necessários para a </text:span><text:soft-page-break/><text:span text:style-name="T3">construção de uma boa tese, como a definição de rádio livre, pesquisa bibliográfica, análise da programação, entre outros (p. 27-32).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text:soft-page-break/>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4">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text:soft-page-break/>ver tudo; mas, por outro lado, não deverei perder de vista o panorama global, de modo que muitos desses textos precisam ser examinados, ao menos para obter informações de segunda mão” (p. 72). Cerca de trezentos títulos foram catalogados em três tardes 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4">Após a pesquisa bibliográfica inicial, passa-se ao plano de trabalho e ao fichamento. Deve-se, de início, fazer o índice o título e a introdução da tese, para se traçar, desde logo, um caminho a ser percorrido, que, sem ser imutável, dá bases concretas para o prosseguimento dos trabalhos (p. 8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9T08:56:52</dc:date>
    <meta:editing-cycles>119</meta:editing-cycles>
    <meta:editing-duration>PT10H50M27S</meta:editing-duration>
    <meta:user-defined meta:name="Info 1"/>
    <meta:user-defined meta:name="Info 2"/>
    <meta:user-defined meta:name="Info 3"/>
    <meta:user-defined meta:name="Info 4"/>
    <meta:document-statistic meta:table-count="0" meta:image-count="0" meta:object-count="0" meta:page-count="5" meta:paragraph-count="13" meta:word-count="1863" meta:character-count="11262"/>
  </office:meta>
</office:document-meta>
</file>